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de" fo:country="DE" officeooo:paragraph-rsid="00278f23"/>
    </style:style>
    <style:style style:name="P2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Tabellenverzeichnis</text:h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</text:index-body>
      </text:table-index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0</text:page-number></text:p>
      </style:footer>
      <style:footer-first>
        <text:p text:style-name="MP2"><text:page-number style:num-format="1" text:select-page="current">1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/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bellenverzeichnis</dc:title>
    <dc:date>2018-08-03T10:54:22.280006940</dc:date>
    <dc:creator>Janet Lehmann</dc:creator>
    <meta:editing-duration>PT2M11S</meta:editing-duration>
    <meta:editing-cycles>2</meta:editing-cycles>
    <meta:generator>LibreOffice/6.0.6.2$MacOSX_X86_64 LibreOffice_project/0c292870b25a325b5ed35f6b45599d2ea4458e77</meta:generator>
    <meta:document-statistic meta:table-count="0" meta:image-count="0" meta:object-count="0" meta:page-count="1" meta:paragraph-count="6" meta:word-count="9" meta:character-count="64" meta:non-whitespace-character-count="60"/>
    <meta:template xlink:type="simple" xlink:actuate="onRequest" xlink:title="" xlink:href="../Bachelorarbeit_Master.odm" meta:date="2018-08-03T09:42:28.097617756"/>
  </office:meta>
</office:document-meta>
</file>